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officeooo:rsid="000d8e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roving the speed of high-quality detection</text:p>
      <text:p text:style-name="Standard"/>
      <text:p text:style-name="Standard"><text:span text:style-name="T1">T</text:span>he fundamental improvement in speed comes from eliminating bounding box proposals and the subsequent pixel or feature resampling stage.</text:p>
      <text:p text:style-name="Standard"/>
      <text:p text:style-name="Standard">Our improvements include using a small convolutional filter to predict object categories and offsets in bounding box locations, using separate predictors (filters) for different aspect ratio detections, and applying these filters to multiple feature maps from the later stages of a network in order to perform detection at multiple scales.</text:p>
      <text:p text:style-name="Standard"/>
      <text:p text:style-name="Standard">especially using multiple layers for prediction at different scal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5T19:03:54.847454942</meta:creation-date>
    <meta:generator>LibreOffice/6.4.7.2$Linux_X86_64 LibreOffice_project/40$Build-2</meta:generator>
    <dc:date>2021-05-25T19:36:03.188363121</dc:date>
    <meta:editing-duration>PT21M33S</meta:editing-duration>
    <meta:editing-cycles>1</meta:editing-cycles>
    <meta:document-statistic meta:table-count="0" meta:image-count="0" meta:object-count="0" meta:page-count="1" meta:paragraph-count="4" meta:word-count="84" meta:character-count="587" meta:non-whitespace-character-count="507"/>
  </office:meta>
</office:document-meta>
</file>